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45mm"/>
    </style:style>
    <style:style style:name="co2" style:family="table-column">
      <style:table-column-properties fo:break-before="auto" style:column-width="66.99mm"/>
    </style:style>
    <style:style style:name="co3" style:family="table-column">
      <style:table-column-properties fo:break-before="auto" style:column-width="22.58mm"/>
    </style:style>
    <style:style style:name="ro1" style:family="table-row">
      <style:table-row-properties style:row-height="4.87mm" fo:break-before="auto" style:use-optimal-row-height="true"/>
    </style:style>
    <style:style style:name="ro2" style:family="table-row">
      <style:table-row-properties style:row-height="43.37mm" fo:break-before="auto" style:use-optimal-row-height="false"/>
    </style:style>
    <style:style style:name="ro3" style:family="table-row">
      <style:table-row-properties style:row-height="61.63mm" fo:break-before="auto" style:use-optimal-row-height="false"/>
    </style:style>
    <style:style style:name="ro4" style:family="table-row">
      <style:table-row-properties style:row-height="51.86mm" fo:break-before="auto" style:use-optimal-row-height="true"/>
    </style:style>
    <style:style style:name="ro5" style:family="table-row">
      <style:table-row-properties style:row-height="32.1mm" fo:break-before="auto" style:use-optimal-row-height="true"/>
    </style:style>
    <style:style style:name="ro6"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a" style:font-name="Calibri" fo:font-size="11pt" style:font-name-asian="DejaVu Sans1" style:font-size-asian="11pt" style:language-asian="ar" style:country-asian="SA" style:font-name-complex="DejaVu Sans" style:font-size-complex="6.80000019073486pt" style:language-complex="en" style:country-complex="US"/>
    </style:style>
    <style:style style:name="ce2" style:family="table-cell" style:parent-style-name="Default">
      <style:table-cell-properties fo:background-color="transparent"/>
    </style:style>
    <style:style style:name="ce3" style:family="table-cell" style:parent-style-name="Default">
      <style:table-cell-properties fo:wrap-option="wrap"/>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3"/>
        <table:table-row table:style-name="ro1">
          <table:table-cell table:style-name="ce1" office:value-type="string" calcext:value-type="string">
            <text:p>Task / Grade</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2-1</text:p>
          </table:table-cell>
        </table:table-row>
        <table:table-row table:style-name="ro2">
          <table:table-cell office:value-type="string" calcext:value-type="string">
            <text:p>Slide Deck Visual Presentation: </text:p>
          </table:table-cell>
          <table:table-cell office:value-type="string" calcext:value-type="string">
            <text:p>Slides are visually attractive and employ graphics that clearly communicate insights into loan default from data with minimal explanation. Text content summarises findings and methods in brief dot points at level appropriate for management. Slides match logical flow of presentation. </text:p>
          </table:table-cell>
          <table:table-cell office:value-type="string" calcext:value-type="string">
            <text:p>Slides are visually attractive and employ graphics that clearly communicate insights into loan default from data with some explanation. Text content summarises findings and methods in brief dot points at level that is mostly appropriate for management. Slides match logical flow of presentation. </text:p>
          </table:table-cell>
          <table:table-cell office:value-type="string" calcext:value-type="string">
            <text:p>Slides use a tried and true template that looks nice but is potentially a bit dated. Slides employ graphics that communicate insights into loan default from data with significant explanation. Text content summarises findings and methods in brief dot points at level that is mostly appropriate for management. Slides occasionally distract from logical flow of presentation. </text:p>
          </table:table-cell>
          <table:table-cell office:value-type="string" calcext:value-type="string">
            <text:p>Slides look plain and dated. Slides employ graphics that attempt to communicate insights into loan default from data with significant explanation. Text content summarises findings, occasionally being too verbose. The text content level is mostly appropriate for management. Slides distract from logical flow of presentation. </text:p>
          </table:table-cell>
          <table:table-cell office:value-type="string" calcext:value-type="string">
            <text:p>Slides look plain and dated. Slides do not employ graphics to communicate insights into loan default from data. Text content summarises findings,but are in the main too verbose. The text content level is inappropriate for management. Slides clash with the flow of presentation, skipping back and forth is frequent. <text:s/></text:p>
          </table:table-cell>
          <table:table-cell office:value-type="string" calcext:value-type="string">
            <text:p>Slides look plain and dated. Slides do not employ graphics to communicate insights into loan default from data. Text content does not summarise findings. The text content level is inappropriate for management. Slides clash with the flow of presentation, skipping back and forth is frequent. <text:s/></text:p>
          </table:table-cell>
        </table:table-row>
        <table:table-row table:style-name="ro3">
          <table:table-cell office:value-type="string" calcext:value-type="string">
            <text:p>Presentation Content:</text:p>
          </table:table-cell>
          <table:table-cell office:value-type="string" calcext:value-type="string">
            <text:p>The team’s modelling process is covered at a high level, presented in logical order, and is statistically sound. The effects of important variables and historically important variables are presented with clear indications of the surrounding uncertainty. The performance of the model relative the benchmark and its expected performance in application are explained and justified.</text:p>
          </table:table-cell>
          <table:table-cell office:value-type="string" calcext:value-type="string">
            <text:p>The team’s modelling process is covered at a high level with some tangental details, presented in mostly logical order, and is in the main statistically sound. The effects of important variables and historically important variables are presented with some indications of the surrounding uncertainty. The performance of the model relative the benchmark and its expected performance in application are communicated but omit details in the explanation and justification.</text:p>
          </table:table-cell>
          <table:table-cell office:value-type="string" calcext:value-type="string">
            <text:p>The team’s modelling process is partially covered at a high level, presented in mostly logical order, and is in the main statistically sound. The effects of important variables and some historically important variables are presented with some indications of the surrounding uncertainty. Analysis of some historically import variables is absent. The performance of the model relative the benchmark and its expected performance in application are communicated but lack justification.</text:p>
          </table:table-cell>
          <table:table-cell office:value-type="string" calcext:value-type="string">
            <text:p>The team’s modelling process is partially covered but lack, and is in the main statistically sound. The effects of important variables and some historically important variables are presented with some indications of the surrounding uncertainty. Analysis of some historically import variables is absent. The performance of the model relative the benchmark and its expected performance in application are communicated but lack justification.</text:p>
          </table:table-cell>
          <table:table-cell office:value-type="string" calcext:value-type="string">
            <text:p>The team’s modelling process is unclear and contains much that is not statistically sound. The important variables from the dataset are not discussed. Analysis of historically import variables is absent. The performance of the model relative the benchmark and its expected performance in application are communicated but lack justification.</text:p>
          </table:table-cell>
          <table:table-cell office:value-type="string" calcext:value-type="string">
            <text:p>The team’s analyses as presented is not statistically sound or does not relate a credit risk model. </text:p>
          </table:table-cell>
        </table:table-row>
        <table:table-row table:style-name="ro4">
          <table:table-cell office:value-type="string" calcext:value-type="string">
            <text:p>Presentation Facilitation:</text:p>
          </table:table-cell>
          <table:table-cell office:value-type="string" calcext:value-type="string">
            <text:p>The presentation fits comfortably within the 40 minute time limit. The pacing of the presentation is even with no rush as the end of allotted time draws near. The team politely cuts off of tangental discussions and keeps the presentation focussed on the modelling process and the model performance. Questions are noted and either addressed directly or returned to at an appropriate moment.</text:p>
          </table:table-cell>
          <table:table-cell office:value-type="string" calcext:value-type="string">
            <text:p>The presentation fits within the 40 minute time limit. The pacing of the presentation is relatively even over the allotted time. The team lets tangental discussion run a little too long. In the main, the is presentation focussed on the modelling process and the model performance. Questions are noted and either addressed directly or returned to at an appropriate moment.</text:p>
          </table:table-cell>
          <table:table-cell office:value-type="string" calcext:value-type="string">
            <text:p>The presentation fits within the 40 minute time limit. The pacing of the presentation is uneven with some rushing as allotted time draws near. The team lets tangental discussion run too long. The is presentation is focussed on the modelling process and the model performance but introduces some irrelevant topics. Questions are noted and addressed though the choice of moment to address them may be questionable due to effect on presentation flow.</text:p>
          </table:table-cell>
          <table:table-cell office:value-type="string" calcext:value-type="string">
            <text:p>The presentation goes significantly overtime. The pacing of the presentation is uneven with some rushing as allotted time draws near. The team lets tangental discussion run too long. The is presentation is focussed on the modelling process and the model performance but introduces some irrelevant topics. Questions are noted and addressed though the choice of moment to address them may be questionable due to effect on presentation flow. Some questions are left unanswered.</text:p>
          </table:table-cell>
          <table:table-cell office:value-type="string" calcext:value-type="string">
            <text:p>The presentation goes significantly overtime. The pacing of the presentation is very uneven with some rushing as allotted time draws near. The team lets tangental discussion run too long. The is presentation lacks focus on the modelling process and the model performance. Questions are hand-balled or dodged leading to unsatisfactory answers.</text:p>
          </table:table-cell>
          <table:table-cell office:value-type="string" calcext:value-type="string">
            <text:p>The presentation goes significantly overtime. The pacing of the presentation is very uneven with rushing as allotted time draws near. The team lets tangental discussion run far too long. The presentation lacks focus on the modelling process and the model performance. Questions are ignored, hand-balled or dodged leading to unsatisfactory answers.</text:p>
          </table:table-cell>
        </table:table-row>
        <table:table-row table:style-name="ro5">
          <table:table-cell table:style-name="ce2" office:value-type="string" calcext:value-type="string">
            <text:p>Teamwork:</text:p>
          </table:table-cell>
          <table:table-cell office:value-type="string" calcext:value-type="string">
            <text:p>The team work together to create an effective presentation, sharing roles and responsibilities, e.g. speakers, time keeper, scribe etc. The team present a united front in the face of questions and criticism. Credit for the work is shared, as is responsibility for any failings.</text:p>
          </table:table-cell>
          <table:table-cell table:number-columns-repeated="2" office:value-type="string" calcext:value-type="string">
            <text:p>The team work together to create an effective presentation, sharing roles and responsibilities, e.g. speakers, time keeper, scribe etc. Some roles overlap with minor stumbles. The team present a united front in the face of questions and criticism. Credit for the work is shared, as is responsibility for any failings.</text:p>
          </table:table-cell>
          <table:table-cell office:value-type="string" calcext:value-type="string">
            <text:p>The team create an effective presentation though this is mainly due to the effort of a couple of individuals. The team present a united front in the face of questions and criticism. Credit for the work is shared, as is responsibility for any failings.</text:p>
          </table:table-cell>
          <table:table-cell office:value-type="string" calcext:value-type="string">
            <text:p>The team create an effective presentation though this is mainly due to the effort of a couple of individuals. The team apportion blame in the face of questions and criticism. Credit for the work is directly attributed.</text:p>
          </table:table-cell>
          <table:table-cell office:value-type="string" calcext:value-type="string">
            <text:p>The team fail to create an effective presentation and do not appear to have a common understanding or how the presentation should run. The team apportion blame in the face of questions and criticism. Credit for the work is directly attributed.</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02">00/00/0000</text:date>, <text:time style:data-style-name="N2" text:time-value="08:36:11.16108548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14:17:37.760047634</meta:creation-date>
    <meta:generator>LibreOffice/5.1.4.2$Linux_X86_64 LibreOffice_project/10m0$Build-2</meta:generator>
    <dc:date>2016-09-02T08:46:49.095844619</dc:date>
    <meta:editing-duration>PT8H35M22S</meta:editing-duration>
    <meta:editing-cycles>6</meta:editing-cycles>
    <meta:document-statistic meta:table-count="1" meta:cell-count="35" meta:object-count="0"/>
  </office:meta>
</office:document-meta>
</file>